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a48" officeooo:paragraph-rsid="0015ba48"/>
    </style:style>
    <style:style style:name="P2" style:family="paragraph" style:parent-style-name="Standard">
      <style:text-properties officeooo:paragraph-rsid="00167f1c"/>
    </style:style>
    <style:style style:name="P3" style:family="paragraph" style:parent-style-name="Standard">
      <style:text-properties officeooo:rsid="001807f8" officeooo:paragraph-rsid="001807f8"/>
    </style:style>
    <style:style style:name="P4" style:family="paragraph" style:parent-style-name="Footer">
      <style:text-properties officeooo:rsid="00167f1c" officeooo:paragraph-rsid="00167f1c"/>
    </style:style>
    <style:style style:name="P5" style:family="paragraph" style:parent-style-name="Header">
      <style:text-properties style:font-name="Times New Roman" fo:language="en" fo:country="US" officeooo:rsid="00005123" officeooo:paragraph-rsid="00167f1c" style:language-asian="en" style:country-asian="US" style:font-name-complex="Times New Roman"/>
    </style:style>
    <style:style style:name="P6" style:family="paragraph" style:parent-style-name="Header">
      <style:text-properties style:font-name="Times New Roman" fo:language="en" fo:country="US" officeooo:rsid="00167f1c" officeooo:paragraph-rsid="00167f1c" style:language-asian="en" style:country-asian="US" style:font-name-complex="Times New Roman"/>
    </style:style>
    <style:style style:name="P7" style:family="paragraph" style:parent-style-name="Header">
      <style:text-properties officeooo:paragraph-rsid="00167f1c"/>
    </style:style>
    <style:style style:name="T1" style:family="text">
      <style:text-properties officeooo:rsid="00138d0b"/>
    </style:style>
    <style:style style:name="T2" style:family="text">
      <style:text-properties officeooo:rsid="0015ba48"/>
    </style:style>
    <style:style style:name="T3" style:family="text">
      <style:text-properties officeooo:rsid="00167f1c"/>
    </style:style>
    <style:style style:name="T4" style:family="text">
      <style:text-properties style:text-position="super 58%" officeooo:rsid="00167f1c"/>
    </style:style>
    <style:style style:name="T5" style:family="text">
      <style:text-properties officeooo:rsid="0018d363"/>
    </style:style>
    <style:style style:name="T6" style:family="text">
      <style:text-properties officeooo:rsid="001a9df0"/>
    </style:style>
    <style:style style:name="T7" style:family="text">
      <style:text-properties officeooo:rsid="001c0a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A river and a forest. <text:s/>The most calming place I know is an intersection of the two. <text:s/>The river runs right through our town, next to the park, curling around the roads. <text:s/>The river itself is wide, though in the winter you can pass over it. <text:s/>The river is deep in some areas, but just shallow enough that in the summer you can go through it. <text:s/>The river is calming, and a mix between the grand types that you might see elsewhere and the small creeks that many had in their back yard.</text:span></text:p>
      <text:p text:style-name="Standard"/>
      <text:p text:style-name="Standard"><text:tab/><text:span text:style-name="T1">The river itself is overhung with a wall of trees. <text:s/>They majestically look down upon the waters, and shower their leaves into the rushing watter all sumer and fall. <text:s/>In the winter, the old trees themselves fall into the ice, waiting for the season to change so it to can be swept downstream.</text:span></text:p>
      <text:p text:style-name="Standard"/>
      <text:p text:style-name="Standard"><text:tab/><text:span text:style-name="T1">The forest itself is quite nice. <text:s/>The most accessible part stands mid way between civilization and <text:s/>the greater woods. <text:s/>This part is thin in some parts, thick in others, but always passable in some way or another. <text:s/>There isn't much in the way of tough brush to get through, the most you will encounter are large broken branches.</text:span></text:p>
      <text:p text:style-name="Standard"/>
      <text:p text:style-name="Standard"><text:tab/><text:span text:style-name="T2">The forest is the best in the summer. <text:s/>With nice green foliage coating the trees, much of your surroundings will be quite beautiful. <text:s/>Granted, you will not be able to see much as the leaves will block your view, but everything is still pretty. <text:s/>Especially by the river.</text:span></text:p>
      <text:p text:style-name="Standard"/>
      <text:p text:style-name="P1">Where the edge of the woods meets the river is a tough spot to walk, but still my favorite. <text:s/>It is very steep, and lined with concretion blocks to re-enforce the edge. <text:s/>Moss grows over them, slowly claiming the old pillars of man made cement that once stood their. <text:s/>Although had to climb around on, it is still fun and adventurous. <text:s/>At a certain point, the blocks outcrop from the edge, making a nice chair like area. <text:s/>I will sometimes go here to read a book, but only in the summer and fall, it is very dangerous when iced and slippery in the winter.</text:p>
      <text:p text:style-name="P1"/>
      <text:p text:style-name="P1"><text:tab/>The forest is not a bad place to be just after it has snowed. <text:s/>In many parts were a flat stone coast sticks out between the river, the snow is nice to see in sharp contrast with the rushing waters. <text:s/>It is only in deep winter when the river itself freezes over, giving you access to the greater part of the woods.</text:p>
      <text:p text:style-name="P1"/>
      <text:p text:style-name="P1"><text:tab/>I have never been to the greater woods in summer or fall. <text:s/>Only winter. <text:s/>The greater woods is thick, the floor littered with leaves and logs. <text:s/>A squirrel or a raccoon might be seen rarely there. <text:s/>Snow coats the ground and the tops of trees. <text:s/>Speckled light drips down, playing off of the sparling snow in an interesting way.</text:p>
      <text:p text:style-name="P1"/>
      <text:p text:style-name="P1"><text:tab/>A park attaches closely to the forest <text:span text:style-name="T3">and the river. <text:s/>It is down hill from the road, with a small little playground set in the center. <text:s/>A few little shelters dot the sides. <text:s/>A swing set sits near the road leading in. <text:s/>The park is not to extraordinary, but it is the best way to access the woods, and the best place to rest after taking a long walk.</text:span></text:p>
      <text:p text:style-name="P3"><text:soft-page-break/><text:tab/>Of <text:span text:style-name="T5">course the greater forest and its lesser brothers are not the only quite place to explore next to the river. <text:s/>The river goes through all sorts of places in town, and if you follow it far enough, you just might be interested in what you find.</text:span></text:p>
      <text:p text:style-name="P3"/>
      <text:p text:style-name="P3"><text:tab/><text:span text:style-name="T6">By taking a sharp left down the river while walking in the thin strip of woods, you will eventually be met with a large flat metal wall. <text:s/>The wall is not passable in any manner, but by going along the side of the wall, you will find a large scrap yard. <text:s/>Old cars, buses, and cranes litter the scene. <text:s/>On the edge, there are many large trucks undergoing repair in a small lot set aside.</text:span></text:p>
      <text:p text:style-name="P3"/>
      <text:p text:style-name="P3"><text:tab/><text:span text:style-name="T7">Although taking a left greets you with a wall, taking a direct right takes you to a steep slope. <text:s/>On this steep slope, pine trees grasp on, almost as if they were just about to topple, giving you some places to hold on. <text:s/>With some fancy footwork and a small dash of luck, you will reach a strange part of the river. <text:s/>A small cement outcropping sticks looks over the side. <text:s/>A small metal structure clings to its side, with a small solar panel perched on top. <text:s/>The metal box is about the size of a port-a-potty. <text:s/>It is held together with a measly padlock.</text:span></text:p>
      <text:p text:style-name="P3"/>
      <text:p text:style-name="P3"><text:tab/><text:span text:style-name="T7">Passing by this structure, you will be met with more of the same woods, at least for a time. <text:s/>The woods take an abrupt end near a large factory at the outskirts of town. <text:s/>The factory keeps its lawn well mowed and what few trees it has are well kept, but there is nothing of consequence. <text:s/>By the time you have reached it, you should most likely think about turning back, as it is a good sign that you have reached the very outskirts of the tow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1569in" fo:margin-left="-0.0785in" table:align="left" style:writing-mode="lr-tb"/>
    </style:style>
    <style:style style:name="Table2.A" style:family="table-column">
      <style:table-column-properties style:column-width="6.15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text-properties officeooo:paragraph-rsid="00167f1c"/>
    </style:style>
    <style:style style:name="MP2" style:family="paragraph" style:parent-style-name="Header">
      <style:text-properties style:font-name="Times New Roman" fo:language="en" fo:country="US" officeooo:rsid="00005123" officeooo:paragraph-rsid="00167f1c" style:language-asian="en" style:country-asian="US" style:font-name-complex="Times New Roman"/>
    </style:style>
    <style:style style:name="MP3" style:family="paragraph" style:parent-style-name="Header">
      <style:text-properties style:font-name="Times New Roman" fo:language="en" fo:country="US" officeooo:rsid="00167f1c" officeooo:paragraph-rsid="00167f1c" style:language-asian="en" style:country-asian="US" style:font-name-complex="Times New Roman"/>
    </style:style>
    <style:style style:name="MP4" style:family="paragraph" style:parent-style-name="Standard">
      <style:text-properties officeooo:paragraph-rsid="00167f1c"/>
    </style:style>
    <style:style style:name="MP5" style:family="paragraph" style:parent-style-name="Footer">
      <style:text-properties officeooo:rsid="00167f1c" officeooo:paragraph-rsid="00167f1c"/>
    </style:style>
    <style:style style:name="MT1" style:family="text">
      <style:text-properties officeooo:rsid="00167f1c"/>
    </style:style>
    <style:style style:name="MT2" style:family="text">
      <style:text-properties style:text-position="super 58%" officeooo:rsid="00167f1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2">Ryan Shuey</text:p>
            </table:table-cell>
          </table:table-row>
          <table:table-row table:style-name="Table2.1">
            <table:table-cell table:style-name="Table2.A1" office:value-type="string">
              <text:p text:style-name="MP2">Expository Writing Honors</text:p>
            </table:table-cell>
          </table:table-row>
          <table:table-row table:style-name="Table2.1">
            <table:table-cell table:style-name="Table2.A1" office:value-type="string">
              <text:p text:style-name="MP2"><text:span text:style-name="MT1">Dec 2</text:span><text:span text:style-name="MT2">nd</text:span>, 2015</text:p>
            </table:table-cell>
          </table:table-row>
          <table:table-row table:style-name="Table2.1">
            <table:table-cell table:style-name="Table2.A1" office:value-type="string">
              <text:p text:style-name="MP3">Scenic description</text:p>
            </table:table-cell>
          </table:table-row>
        </table:table>
        <text:p text:style-name="MP4"/>
      </style:header>
      <style:footer>
        <text:p text:style-name="MP5">Page <text:page-number text:select-page="current">1</text:page-number> of <text:page-count>2</text:page-count> – 546 Word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5:48:16.431974481</meta:creation-date>
    <dc:date>2015-12-03T00:23:41.248408492</dc:date>
    <meta:editing-duration>PT2H53M14S</meta:editing-duration>
    <meta:editing-cycles>2</meta:editing-cycles>
    <meta:generator>LibreOffice/4.4.6.3$Linux_X86_64 LibreOffice_project/40m0$Build-3</meta:generator>
    <meta:document-statistic meta:table-count="1" meta:image-count="0" meta:object-count="0" meta:page-count="2" meta:paragraph-count="17" meta:word-count="876" meta:character-count="4627" meta:non-whitespace-character-count="3713"/>
  </office:meta>
</office:document-meta>
</file>